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_Result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ins</text:p>
          </table:table-cell>
          <table:table-cell table:style-name="ce9" office:value-type="string" calcext:value-type="string">
            <text:p>Admin Penalties</text:p>
          </table:table-cell>
          <table:table-cell table:style-name="ce8" office:value-type="string" calcext:value-type="string">
            <text:p>Seeded Elo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38.1" calcext:value-type="float">
            <text:p>1938.1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43.7" calcext:value-type="float">
            <text:p>1943.7</text:p>
          </table:table-cell>
        </table:table-row>
        <table:table-row table:style-name="ro2">
          <table:table-cell office:value-type="string" calcext:value-type="string">
            <text:p>weandinches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06.9" calcext:value-type="float">
            <text:p>2206.9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89.2" calcext:value-type="float">
            <text:p>1589.2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3.9" calcext:value-type="float">
            <text:p>1803.9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3.5" calcext:value-type="float">
            <text:p>1753.5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4.1" calcext:value-type="float">
            <text:p>1294.1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71.5" calcext:value-type="float">
            <text:p>1971.5</text:p>
          </table:table-cell>
        </table:table-row>
        <table:table-row table:style-name="ro2">
          <table:table-cell office:value-type="string" calcext:value-type="string">
            <text:p>Leo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15.6" calcext:value-type="float">
            <text:p>1615.6</text:p>
          </table:table-cell>
        </table:table-row>
        <table:table-row table:style-name="ro2">
          <table:table-cell office:value-type="string" calcext:value-type="string">
            <text:p>Happytheand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20.5" calcext:value-type="float">
            <text:p>1720.5</text:p>
          </table:table-cell>
        </table:table-row>
        <table:table-row table:style-name="ro2">
          <table:table-cell office:value-type="string" calcext:value-type="string">
            <text:p>hydur.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office:value-type="string" calcext:value-type="string">
            <text:p>.shixo.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53.8" calcext:value-type="float">
            <text:p>2053.8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7.4" calcext:value-type="float">
            <text:p>2047.4</text:p>
          </table:table-cell>
        </table:table-row>
        <table:table-row table:style-name="ro2">
          <table:table-cell office:value-type="string" calcext:value-type="string">
            <text:p>Morti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6.8" calcext:value-type="float">
            <text:p>1556.8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9.6" calcext:value-type="float">
            <text:p>1449.6</text:p>
          </table:table-cell>
        </table:table-row>
        <table:table-row table:style-name="ro2">
          <table:table-cell office:value-type="string" calcext:value-type="string">
            <text:p>Alexand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47.1" calcext:value-type="float">
            <text:p>1447.1</text:p>
          </table:table-cell>
        </table:table-row>
        <table:table-row table:style-name="ro2">
          <table:table-cell office:value-type="string" calcext:value-type="string">
            <text:p>Flying Mouse -AOE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6.3" calcext:value-type="float">
            <text:p>1396.3</text:p>
          </table:table-cell>
        </table:table-row>
        <table:table-row table:style-name="ro2">
          <table:table-cell office:value-type="string" calcext:value-type="string">
            <text:p>DjSaps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02.6" calcext:value-type="float">
            <text:p>1702.6</text:p>
          </table:table-cell>
        </table:table-row>
        <table:table-row table:style-name="ro2">
          <table:table-cell office:value-type="string" calcext:value-type="string">
            <text:p>Feli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40.6" calcext:value-type="float">
            <text:p>1640.6</text:p>
          </table:table-cell>
        </table:table-row>
        <table:table-row table:style-name="ro2">
          <table:table-cell office:value-type="string" calcext:value-type="string">
            <text:p>Snapy_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45.3" calcext:value-type="float">
            <text:p>1945.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</table:table-row>
        <table:table-row table:style-name="ro2">
          <table:table-cell office:value-type="string" calcext:value-type="string">
            <text:p>redneal3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2.4" calcext:value-type="float">
            <text:p>1042.4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2.1" calcext:value-type="float">
            <text:p>1752.1</text:p>
          </table:table-cell>
        </table:table-row>
        <table:table-row table:style-name="ro2">
          <table:table-cell office:value-type="string" calcext:value-type="string">
            <text:p>gurastobbybuf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4.5" calcext:value-type="float">
            <text:p>1664.5</text:p>
          </table:table-cell>
        </table:table-row>
        <table:table-row table:style-name="ro2">
          <table:table-cell office:value-type="string" calcext:value-type="string">
            <text:p>ALIKO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5.4" calcext:value-type="float">
            <text:p>1385.4</text:p>
          </table:table-cell>
        </table:table-row>
        <table:table-row table:style-name="ro2">
          <table:table-cell office:value-type="string" calcext:value-type="string">
            <text:p>Jasu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0.03" calcext:value-type="float">
            <text:p>960.03</text:p>
          </table:table-cell>
        </table:table-row>
        <table:table-row table:style-name="ro2">
          <table:table-cell office:value-type="string" calcext:value-type="string">
            <text:p>0BackInBlack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22.2" calcext:value-type="float">
            <text:p>1122.2</text:p>
          </table:table-cell>
        </table:table-row>
      </table:table>
      <table:table table:name="Winner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Wins</text:p>
          </table:table-cell>
          <table:table-cell table:style-name="ce9" office:value-type="string" calcext:value-type="string">
            <text:p>Admin Penalties</text:p>
          </table:table-cell>
          <table:table-cell table:style-name="ce8" office:value-type="string" calcext:value-type="string">
            <text:p>Seeded Elo</text:p>
          </table:table-cell>
          <table:table-cell table:style-name="ce8" office:value-type="string" calcext:value-type="string">
            <text:p>Prize [$USD]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38.1" calcext:value-type="float">
            <text:p>1938.1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43.7" calcext:value-type="float">
            <text:p>1943.7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2">
          <table:table-cell office:value-type="string" calcext:value-type="string">
            <text:p>weandinches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06.9" calcext:value-type="float">
            <text:p>2206.9</text:p>
          </table:table-cell>
          <table:table-cell office:value-type="float" office:value="9.73" calcext:value-type="float">
            <text:p>9.73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89.2" calcext:value-type="float">
            <text:p>1589.2</text:p>
          </table:table-cell>
          <table:table-cell office:value-type="float" office:value="9.68" calcext:value-type="float">
            <text:p>9.68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3.9" calcext:value-type="float">
            <text:p>1803.9</text:p>
          </table:table-cell>
          <table:table-cell office:value-type="float" office:value="9.45" calcext:value-type="float">
            <text:p>9.45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3.5" calcext:value-type="float">
            <text:p>1753.5</text:p>
          </table:table-cell>
          <table:table-cell office:value-type="float" office:value="9.12" calcext:value-type="float">
            <text:p>9.12</text:p>
          </table:table-cell>
        </table:table-row>
        <table:table-row table:style-name="ro2">
          <table:table-cell office:value-type="string" calcext:value-type="string">
            <text:p>Biscuit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4.1" calcext:value-type="float">
            <text:p>1294.1</text:p>
          </table:table-cell>
          <table:table-cell office:value-type="float" office:value="8.73" calcext:value-type="float">
            <text:p>8.73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71.5" calcext:value-type="float">
            <text:p>1971.5</text:p>
          </table:table-cell>
          <table:table-cell office:value-type="float" office:value="8.45" calcext:value-type="float">
            <text:p>8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9:57:11.696251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_5f_2" style:display-name="PageStyle_Sprint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1T20:08:03.955706783</dc:date>
    <meta:editing-duration>PT11M1S</meta:editing-duration>
    <meta:editing-cycles>3</meta:editing-cycles>
    <meta:document-statistic meta:table-count="2" meta:cell-count="157" meta:object-count="0"/>
  </office:meta>
</office:document-meta>
</file>